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EasyDatas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cc_svmlinear</text:p>
          </table:table-cell>
          <table:table-cell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 (mean200)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350516875471" calcext:value-type="float">
            <text:p>0.775350516875471</text:p>
          </table:table-cell>
          <table:table-cell office:value-type="float" office:value="0.900626069692613" calcext:value-type="float">
            <text:p>0.900626069692613</text:p>
          </table:table-cell>
          <table:table-cell office:value-type="float" office:value="0.823477442322174" calcext:value-type="float">
            <text:p>0.823477442322174</text:p>
          </table:table-cell>
          <table:table-cell office:value-type="float" office:value="0.904515643184774" calcext:value-type="float">
            <text:p>0.904515643184774</text:p>
          </table:table-cell>
          <table:table-cell office:value-type="float" office:value="0.706514000136921" calcext:value-type="float">
            <text:p>0.706514000136921</text:p>
          </table:table-cell>
          <table:table-cell office:value-type="string" calcext:value-type="string">
            <text:p>phoneme</text:p>
          </table:table-cell>
          <table:table-cell office:value-type="float" office:value="0.909308415485726" calcext:value-type="float">
            <text:p>0.909308415485726</text:p>
          </table:table-cell>
          <table:table-cell table:style-name="ce1" office:value-type="float" office:value="0.912103785856096" calcext:value-type="float">
            <text:p>0.912103785856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6893530359004" calcext:value-type="float">
            <text:p>0.926893530359004</text:p>
          </table:table-cell>
          <table:table-cell office:value-type="float" office:value="0.936901108269395" calcext:value-type="float">
            <text:p>0.936901108269395</text:p>
          </table:table-cell>
          <table:table-cell office:value-type="float" office:value="0.931680401629251" calcext:value-type="float">
            <text:p>0.931680401629251</text:p>
          </table:table-cell>
          <table:table-cell office:value-type="float" office:value="0.901005020365634" calcext:value-type="float">
            <text:p>0.901005020365634</text:p>
          </table:table-cell>
          <table:table-cell office:value-type="float" office:value="0.768299232736573" calcext:value-type="float">
            <text:p>0.768299232736573</text:p>
          </table:table-cell>
          <table:table-cell office:value-type="string" calcext:value-type="string">
            <text:p>spambase</text:p>
          </table:table-cell>
          <table:table-cell office:value-type="float" office:value="0.944026418490101" calcext:value-type="float">
            <text:p>0.944026418490101</text:p>
          </table:table-cell>
          <table:table-cell table:style-name="ce1" office:value-type="float" office:value="0.944742351046699" calcext:value-type="float">
            <text:p>0.944742351046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7460317460317" calcext:value-type="float">
            <text:p>0.877460317460317</text:p>
          </table:table-cell>
          <table:table-cell table:style-name="ce1" office:value-type="float" office:value="0.951428571428571" calcext:value-type="float">
            <text:p>0.951428571428571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843095238095238" calcext:value-type="float">
            <text:p>0.843095238095238</text:p>
          </table:table-cell>
          <table:table-cell office:value-type="float" office:value="0.846190476190476" calcext:value-type="float">
            <text:p>0.846190476190476</text:p>
          </table:table-cell>
          <table:table-cell office:value-type="string" calcext:value-type="string">
            <text:p>ionosphere</text:p>
          </table:table-cell>
          <table:table-cell office:value-type="float" office:value="0.921177380952381" calcext:value-type="float">
            <text:p>0.921177380952381</text:p>
          </table:table-cell>
          <table:table-cell office:value-type="float" office:value="0.925952380952381" calcext:value-type="float">
            <text:p>0.925952380952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884711779449" calcext:value-type="float">
            <text:p>0.978884711779449</text:p>
          </table:table-cell>
          <table:table-cell table:style-name="ce1" office:value-type="float" office:value="0.978884711779448" calcext:value-type="float">
            <text:p>0.978884711779448</text:p>
          </table:table-cell>
          <table:table-cell office:value-type="float" office:value="0.984179197994987" calcext:value-type="float">
            <text:p>0.984179197994987</text:p>
          </table:table-cell>
          <table:table-cell office:value-type="float" office:value="0.968389724310777" calcext:value-type="float">
            <text:p>0.968389724310777</text:p>
          </table:table-cell>
          <table:table-cell office:value-type="float" office:value="0.892888471177945" calcext:value-type="float">
            <text:p>0.892888471177945</text:p>
          </table:table-cell>
          <table:table-cell office:value-type="string" calcext:value-type="string">
            <text:p>wdbc</text:p>
          </table:table-cell>
          <table:table-cell office:value-type="float" office:value="0.963419016290727" calcext:value-type="float">
            <text:p>0.963419016290727</text:p>
          </table:table-cell>
          <table:table-cell office:value-type="float" office:value="0.963063909774436" calcext:value-type="float">
            <text:p>0.96306390977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9307359307359" calcext:value-type="float">
            <text:p>0.959307359307359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687445887445887" calcext:value-type="float">
            <text:p>0.687445887445887</text:p>
          </table:table-cell>
          <table:table-cell office:value-type="string" calcext:value-type="string">
            <text:p>segment</text:p>
          </table:table-cell>
          <table:table-cell office:value-type="float" office:value="0.974619047619048" calcext:value-type="float">
            <text:p>0.974619047619048</text:p>
          </table:table-cell>
          <table:table-cell table:style-name="ce1" office:value-type="float" office:value="0.976190476190476" calcext:value-type="float">
            <text:p>0.97619047619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9979296066253" calcext:value-type="float">
            <text:p>0.959979296066253</text:p>
          </table:table-cell>
          <table:table-cell table:style-name="ce1" office:value-type="float" office:value="0.961407867494824" calcext:value-type="float">
            <text:p>0.961407867494824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909937888198758" calcext:value-type="float">
            <text:p>0.909937888198758</text:p>
          </table:table-cell>
          <table:table-cell office:value-type="string" calcext:value-type="string">
            <text:p>breast-w</text:p>
          </table:table-cell>
          <table:table-cell office:value-type="float" office:value="0.957517598343685" calcext:value-type="float">
            <text:p>0.957517598343685</text:p>
          </table:table-cell>
          <table:table-cell office:value-type="float" office:value="0.957080745341615" calcext:value-type="float">
            <text:p>0.9570807453416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8337035861631" calcext:value-type="float">
            <text:p>0.98833703586163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999270072992701" calcext:value-type="float">
            <text:p>0.999270072992701</text:p>
          </table:table-cell>
          <table:table-cell office:value-type="float" office:value="0.852755738918862" calcext:value-type="float">
            <text:p>0.852755738918862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719242568497" calcext:value-type="float">
            <text:p>0.988719242568497</text:p>
          </table:table-cell>
          <table:table-cell office:value-type="float" office:value="0.989061673542791" calcext:value-type="float">
            <text:p>0.989061673542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7:25:17.126765853</dc:date>
    <meta:editing-duration>PT44S</meta:editing-duration>
    <meta:editing-cycles>1</meta:editing-cycles>
    <meta:document-statistic meta:table-count="1" meta:cell-count="71" meta:object-count="0"/>
  </office:meta>
</office:document-meta>
</file>